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put string</text:p>
          </table:table-cell>
          <table:table-cell/>
          <table:table-cell office:value-type="string" calcext:value-type="string">
            <text:p>ouput string</text:p>
          </table:table-cell>
          <table:table-cell/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Anusha is the</text:p>
          </table:table-cell>
          <table:table-cell/>
          <table:table-cell office:value-type="string" calcext:value-type="string">
            <text:p>anusha is t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ha is is the</text:p>
          </table:table-cell>
          <table:table-cell/>
          <table:table-cell office:value-type="string" calcext:value-type="string">
            <text:p>anusha is t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ha? ? <text:s/>is <text:s/>the</text:p>
          </table:table-cell>
          <table:table-cell/>
          <table:table-cell office:value-type="string" calcext:value-type="string">
            <text:p>Anusha? ? Is t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ha ? ? <text:s/>is the</text:p>
          </table:table-cell>
          <table:table-cell/>
          <table:table-cell office:value-type="string" calcext:value-type="string">
            <text:p>Anusha ? is t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ha <text:s/>Anusha </text:p>
          </table:table-cell>
          <table:table-cell/>
          <table:table-cell office:value-type="string" calcext:value-type="string">
            <text:p>anush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 aaa aaa aaa aaa AAA</text:p>
          </table:table-cell>
          <table:table-cell/>
          <table:table-cell office:value-type="string" calcext:value-type="string">
            <text:p>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s@%sha is is </text:p>
          </table:table-cell>
          <table:table-cell/>
          <table:table-cell office:value-type="string" calcext:value-type="string">
            <text:p>anus@%sha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aaaaaaaaaaaaaaa</text:p>
          </table:table-cell>
          <table:table-cell/>
          <table:table-cell office:value-type="string" calcext:value-type="string">
            <text:p>aaaaaaaaaaaaaa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@!^&amp; %@!^&amp;</text:p>
          </table:table-cell>
          <table:table-cell/>
          <table:table-cell office:value-type="string" calcext:value-type="string">
            <text:p>%@!^&amp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11:35:46.439648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27:27.401825771</meta:creation-date>
    <dc:date>2018-12-11T11:35:58.170883756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1" meta:object-count="0"/>
  </office:meta>
</office:document-meta>
</file>